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6f1" officeooo:paragraph-rsid="000e36f1"/>
    </style:style>
    <style:style style:name="P2" style:family="paragraph" style:parent-style-name="Standard">
      <style:text-properties officeooo:rsid="001007de" officeooo:paragraph-rsid="001007de"/>
    </style:style>
    <style:style style:name="P3" style:family="paragraph" style:parent-style-name="Standard">
      <style:paragraph-properties fo:text-align="center" style:justify-single-word="false"/>
      <style:text-properties officeooo:rsid="001007de" officeooo:paragraph-rsid="001007de"/>
    </style:style>
    <style:style style:name="P4" style:family="paragraph" style:parent-style-name="Standard">
      <style:paragraph-properties fo:text-align="start" style:justify-single-word="false"/>
      <style:text-properties officeooo:rsid="001007de" officeooo:paragraph-rsid="001007de"/>
    </style:style>
    <style:style style:name="P5" style:family="paragraph" style:parent-style-name="Standard">
      <style:paragraph-properties fo:text-align="start" style:justify-single-word="false"/>
      <style:text-properties officeooo:rsid="0010bb55" officeooo:paragraph-rsid="0010bb55"/>
    </style:style>
    <style:style style:name="P6" style:family="paragraph" style:parent-style-name="Standard">
      <style:paragraph-properties fo:text-align="start" style:justify-single-word="false"/>
      <style:text-properties officeooo:rsid="0012d6de" officeooo:paragraph-rsid="0012d6de"/>
    </style:style>
    <style:style style:name="P7" style:family="paragraph" style:parent-style-name="Standard">
      <style:paragraph-properties fo:text-align="start" style:justify-single-word="false"/>
      <style:text-properties officeooo:rsid="00135f26" officeooo:paragraph-rsid="00135f26"/>
    </style:style>
    <style:style style:name="P8" style:family="paragraph" style:parent-style-name="Standard">
      <style:paragraph-properties fo:text-align="start" style:justify-single-word="false"/>
      <style:text-properties officeooo:rsid="0014cfb5" officeooo:paragraph-rsid="0014cfb5"/>
    </style:style>
    <style:style style:name="P9" style:family="paragraph" style:parent-style-name="Standard">
      <style:paragraph-properties fo:text-align="start" style:justify-single-word="false"/>
      <style:text-properties officeooo:rsid="00174c57" officeooo:paragraph-rsid="00174c57"/>
    </style:style>
    <style:style style:name="P10" style:family="paragraph" style:parent-style-name="Standard">
      <style:paragraph-properties fo:text-align="start" style:justify-single-word="false"/>
      <style:text-properties officeooo:rsid="0018088b" officeooo:paragraph-rsid="0018088b"/>
    </style:style>
    <style:style style:name="P11" style:family="paragraph" style:parent-style-name="Standard">
      <style:paragraph-properties fo:text-align="start" style:justify-single-word="false"/>
      <style:text-properties officeooo:rsid="0019f5cc" officeooo:paragraph-rsid="0019f5cc"/>
    </style:style>
    <style:style style:name="T1" style:family="text">
      <style:text-properties officeooo:rsid="0014cf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IDADES</text:p>
      <text:p text:style-name="P1">M´rtodos que trabajan sobre un aorreglo o loista colocada completamente en memoria RAM.</text:p>
      <text:p text:style-name="P1">No son los más rápido pero son fundamentales porquepermiten entender como funciona la orednacion a bajo nievel:</text:p>
      <text:p text:style-name="P1">Se utiliza cuandoso_</text:p>
      <text:p text:style-name="P1">Datos pequeños,</text:p>
      <text:p text:style-name="P1">aprendiendo a programar</text:p>
      <text:p text:style-name="P1">análisis de costo de comparaciones y movimientos</text:p>
      <text:p text:style-name="P1">Método fácil de depurar o explicar</text:p>
      <text:p text:style-name="P1"/>
      <text:p text:style-name="P1">COMPARACION Y MOVIMIENTOS:</text:p>
      <text:p text:style-name="P1">Pueden calsificarse según las operaciones fundamentales que utilizan para organizar los elementos de una lista: se usa comparacion o movimiento para costo computacional, eficiencia y estructura.</text:p>
      <text:p text:style-name="P1"/>
      <text:p text:style-name="P1">COMPARACIÓN.</text:p>
      <text:p text:style-name="P1">Algoritmos que necesitan compara para decidir si cambian de lugar</text:p>
      <text:p text:style-name="P1">Exchange</text:p>
      <text:p text:style-name="P1">bubble</text:p>
      <text:p text:style-name="P1">Insertion</text:p>
      <text:p text:style-name="P1">Selection</text:p>
      <text:p text:style-name="P1">Quicksort</text:p>
      <text:p text:style-name="P1">Merge</text:p>
      <text:p text:style-name="P1">Heap</text:p>
      <text:p text:style-name="P1"/>
      <text:p text:style-name="P1">Comparar dos valores. En estos algoritmos, el proceso de ordenación depende estrictamente del resultado de estas comparaciones.</text:p>
      <text:p text:style-name="P2">Por ejemplor: </text:p>
      <text:p text:style-name="P3">If( A[i] &gt; A[j]){…}</text:p>
      <text:p text:style-name="P4"/>
      <text:p text:style-name="P4">MOVIMIENTO:</text:p>
      <text:p text:style-name="P4">Describen como se despalazan los valores dentro del arreglo:</text:p>
      <text:p text:style-name="P4">Swap</text:p>
      <text:p text:style-name="P4">Hacia la derecha</text:p>
      <text:p text:style-name="P4">Mover un elemento a otra posicion</text:p>
      <text:p text:style-name="P4">Reacomodar valores en un bloque:</text:p>
      <text:p text:style-name="P4"/>
      <text:p text:style-name="P4">Implica:</text:p>
      <text:p text:style-name="P4">temp = A[i]</text:p>
      <text:p text:style-name="P4">A[i] = A[j]</text:p>
      <text:p text:style-name="P4">A[j] = temp</text:p>
      <text:p text:style-name="P4"/>
      <text:p text:style-name="P5">Intercambio (Exchange Sort)</text:p>
      <text:p text:style-name="P5">Toma el priemr elemento, compara con todos los elementos despies, si es pequeño intercambia</text:p>
      <text:p text:style-name="P5"/>
      <text:p text:style-name="P5">ANALISIS</text:p>
      <text:p text:style-name="P5">Arreglo de [8,5,3,1]</text:p>
      <text:p text:style-name="P5"/>
      <text:p text:style-name="P5">i=0(valor = 8)</text:p>
      <text:p text:style-name="P5">compara intercambia</text:p>
      <text:p text:style-name="P5">5831</text:p>
      <text:p text:style-name="P5">3581</text:p>
      <text:p text:style-name="P5">1358</text:p>
      <text:p text:style-name="P5"><text:soft-page-break/>Desarrollo ejemplo en clases:</text:p>
      <text:p text:style-name="P5"/>
      <text:p text:style-name="P6">BUBBLE SORT</text:p>
      <text:p text:style-name="P6">Ordenación más conocido por su simplicidad. Compara elementos adyacentes, uno detrás del otro, si encuentre dos elementos en el orden incorrecto, los intercambia.</text:p>
      <text:p text:style-name="P6"/>
      <text:p text:style-name="P6">Para i=0 hasta n-2</text:p>
      <text:p text:style-name="P6"><text:s/>huboSwap = falso</text:p>
      <text:p text:style-name="P6"><text:s text:c="3"/>para j=0 hasta n-2-i</text:p>
      <text:p text:style-name="P6"><text:tab/>si A[j] &gt; A[j+1]</text:p>
      <text:p text:style-name="P6"><text:tab/> <text:s/>swap(a[j], A[j+1]</text:p>
      <text:p text:style-name="P6"><text:s text:c="14"/>huboswap = verdadero</text:p>
      <text:p text:style-name="P6"><text:s text:c="2"/><text:tab/>sino huboSwap: terminar.</text:p>
      <text:p text:style-name="P6"/>
      <text:p text:style-name="P7">Relevancias:</text:p>
      <text:p text:style-name="P7">Oprera comparando pares adyacentes y realizando intercambios cuandos estos están en orden incorrecto.</text:p>
      <text:p text:style-name="P7">Los valores grander suben gradualmente hacia el final</text:p>
      <text:p text:style-name="P7">Funciona bien con vectories o arreglos, respeta jerarquías de números, memoria adicional es mínimo y se limita a varibales auxiliares para intercambiar datos.</text:p>
      <text:p text:style-name="P7"/>
      <text:p text:style-name="P7">Insertion Sort</text:p>
      <text:p text:style-name="P7">Limita la foorma en la que una persona ordena carteas en su mano. </text:p>
      <text:p text:style-name="P7">Construye progresicamente una sección izquierda del arreglo donde cada elemento se encuenttra en el lugar correcto, y a medida que avanza, desplaza los elementos mayores hacia la derecha para abrir espacion-</text:p>
      <text:p text:style-name="P7">Evita intercambios constantes y reduce cantidad de operaciones innecesarias.</text:p>
      <text:p text:style-name="P7"/>
      <text:p text:style-name="P7"/>
      <text:p text:style-name="P7">Para i=1 hasta n-1</text:p>
      <text:p text:style-name="P7"><text:s text:c="2"/>clave = A[i]</text:p>
      <text:p text:style-name="P7"><text:s text:c="2"/>j=i-1</text:p>
      <text:p text:style-name="P7"><text:s text:c="2"/>mientras (j&gt;=0 y A[j] &gt; clave</text:p>
      <text:p text:style-name="P7"><text:tab/>A[j+1] = A[j]</text:p>
      <text:p text:style-name="P7"><text:tab/>j--</text:p>
      <text:p text:style-name="P7"><text:s text:c="3"/>A[j+1]=clave</text:p>
      <text:p text:style-name="P7"/>
      <text:p text:style-name="P7">[7,5,2,4]</text:p>
      <text:p text:style-name="P7"/>
      <text:p text:style-name="P7">i=1 clave = 5: desplaza 7 → </text:p>
      <text:p text:style-name="P7"/>
      <text:p text:style-name="P7"/>
      <text:p text:style-name="P7">Selection Sort:</text:p>
      <text:p text:style-name="P7">Organiza losd aros repetidamente el elmentos más pequeño del segmento no ordenada.</text:p>
      <text:p text:style-name="P7">Divide en dos partes: Izquierda ya ordenada y derecha no procesada-</text:p>
      <text:p text:style-name="P7">En cada pasada identifica el numero a la izquierda para evitar reproducciones grandes.</text:p>
      <text:p text:style-name="P7"/>
      <text:p text:style-name="P7">Puede ocurrir un cuello de botello/volcado de memoria.</text:p>
      <text:p text:style-name="P7"/>
      <text:p text:style-name="P8">Resulta ultil cuando mover elementos es costos: estructuras grandes que requieren copiar multiples campos con cada intercambiosNo es estable porque el intercambio puede alterar el ordenación</text:p>
      <text:p text:style-name="P8"/>
      <text:p text:style-name="P8"><text:soft-page-break/>para i=0 hasta n-2</text:p>
      <text:p text:style-name="P8"><text:s text:c="2"/>min = 1;</text:p>
      <text:p text:style-name="P8"><text:s text:c="2"/>para j=i+1 hasta n-1</text:p>
      <text:p text:style-name="P8"><text:tab/>Si a[j] &lt; A[min]</text:p>
      <text:p text:style-name="P8"><text:tab/>min = j</text:p>
      <text:p text:style-name="P8"><text:s text:c="3"/>swap(A[i],A[min])</text:p>
      <text:p text:style-name="P7"/>
      <text:p text:style-name="P7">---<text:span text:style-name="T1">seleccionamos los extremos.</text:span></text:p>
      <text:p text:style-name="P7"/>
      <text:p text:style-name="P7"/>
      <text:p text:style-name="P9">Quicksort</text:p>
      <text:p text:style-name="P9">Ordenacion eficiente y sistemas movernos, todo en divide y venceras: Reorganoza la estructura de datos de manera que todos los slementos Menores queden a su izqquierda y los mayores a su derecha, aplica recursos recursivos</text:p>
      <text:p text:style-name="P9"/>
      <text:p text:style-name="P10">Un mal caso base y el volcado sucede. </text:p>
      <text:p text:style-name="P10">Aproecha la memoria contigua de vectores ya que realiza toda su operación dentro del mismo arreglo, con un consumi mínimo de memoria adicional-</text:p>
      <text:p text:style-name="P10"/>
      <text:p text:style-name="P10">quicsort(A, low, high)</text:p>
      <text:p text:style-name="P10"><text:s text:c="4"/>si low&lt;high:</text:p>
      <text:p text:style-name="P10"><text:tab/>p= particion(A, low, high)</text:p>
      <text:p text:style-name="P10"><text:tab/>quicksort(A, low, p-1)</text:p>
      <text:p text:style-name="P10"><text:tab/>quicksort(A,p+1,high)</text:p>
      <text:p text:style-name="P10"/>
      <text:p text:style-name="P11">MergeSort</text:p>
      <text:p text:style-name="P11">Interesaten, requiere memoria adicional para copiar subarreglos y dusionales, en listas enlacadas es eficientes pues la fusi+on puede realizarse simplemente ajustand punteros sin necesidad de mover datos físicamente, todo genail con estructuras dinámicas.</text:p>
      <text:p text:style-name="P11"/>
      <text:p text:style-name="P11">MergeSort es útil para estructuras de datos dinámicos.</text:p>
      <text:p text:style-name="P11"/>
      <text:p text:style-name="P11">mergeSort(A):</text:p>
      <text:p text:style-name="P11"><text:s text:c="3"/>si tamaño &lt;=1 return;</text:p>
      <text:p text:style-name="P11"><text:s text:c="3"/>dividir A en izquierda y derecha</text:p>
      <text:p text:style-name="P11"><text:s text:c="3"/>mergeSort(izquierda)</text:p>
      <text:p text:style-name="P11"><text:s text:c="3"/>merfeSort(derecha)</text:p>
      <text:p text:style-name="P11"><text:s text:c="3"/>fusionar(izquierda, derecha)</text:p>
      <text:p text:style-name="P11"/>
      <text:p text:style-name="P11"/>
      <text:p text:style-name="P11">¿como es movimiento físico que es lo que utiliza? → Usa direcciones de memoria.</text:p>
      <text:p text:style-name="P11"/>
      <text:p text:style-name="P11">¿que pasaría si hago lo mismo pero en las posiciones físicas? </text:p>
      <text:p text:style-name="P11"/>
      <text:p text:style-name="P11">HEAPSORT</text:p>
      <text:p text:style-name="P11"/>
      <text:p text:style-name="P11">Ordenacion especial uqe es un arbol binario casi completo almacenado dentro de un vector: El valor de cada nodo padre es maoy o menor que el de sus hijos, ocasiona que el elemtno mayor se encuentre siempre en la raíz del árbol, facilitando su extraccion y colocacion en la posicon final del arregl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9:14:38.772923800</meta:creation-date>
    <dc:date>2025-11-24T10:49:23.039328400</dc:date>
    <meta:editing-duration>PT1H7M9S</meta:editing-duration>
    <meta:editing-cycles>2</meta:editing-cycles>
    <meta:generator>LibreOffice/25.2.6.2$Windows_X86_64 LibreOffice_project/729c5bfe710f5eb71ed3bbde9e06a6065e9c6c5d</meta:generator>
    <meta:document-statistic meta:table-count="0" meta:image-count="0" meta:object-count="0" meta:page-count="3" meta:paragraph-count="103" meta:word-count="676" meta:character-count="4485" meta:non-whitespace-character-count="3841"/>
  </office:meta>
</office:document-meta>
</file>